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string" calcext:value-type="string">
            <text:p>Svetlin Nakon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Doncho Minkov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Nikolaj Kostov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George Georgiev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4:47:32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9S</meta:editing-duration>
    <meta:editing-cycles>3</meta:editing-cycles>
    <meta:generator>LibreOffice/5.1.2.2$Windows_x86 LibreOffice_project/d3bf12ecb743fc0d20e0be0c58ca359301eb705f</meta:generator>
    <dc:date>2016-10-21T14:48:45.174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